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>
          <table:table-cell table:content-validation-name="val1" office:value-type="string">
            <text:p>Delete</text:p>
          </table:table-cell>
          <table:table-cell office:value-type="float" office:value="2506">
            <text:p>2506</text:p>
          </table:table-cell>
          <table:table-cell office:value-type="string">
            <text:p>uda_ff_edit_test</text:p>
          </table:table-cell>
          <table:table-cell table:content-validation-name="val2" office:value-type="string">
            <text:p>Free Form Text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1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1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7"/>
          <table:table-cell table:number-columns-repeated="3"/>
        </table:table-row>
        <table:table-row table:style-name="ro1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1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1" table:number-columns-repeated="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1" table:number-rows-repeated="10000">
          <table:table-cell table:content-validation-name="val10"/>
          <table:table-cell table:number-columns-repeated="6"/>
          <table:table-cell table:content-validation-name="val11"/>
        </table:table-row>
        <table:table-row table:style-name="ro1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/11/2020</text:date>, <text:time>19:3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2M20S</meta:editing-duration>
    <meta:editing-cycles>7</meta:editing-cycles>
    <meta:initial-creator>user user</meta:initial-creator>
    <dc:date>2020-11-08T19:36:01.09</dc:date>
    <dc:creator>Sachin Patel</dc:creator>
    <meta:document-statistic meta:table-count="5" meta:cell-count="38" meta:object-count="0"/>
  </office:meta>
</office:document-meta>
</file>